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F3AD2743.png" manifest:media-type="image/png"/>
  <manifest:file-entry manifest:full-path="Pictures/1000000000000500000002D0F6A8F196.png" manifest:media-type="image/png"/>
  <manifest:file-entry manifest:full-path="Pictures/100000000000033C0000026DE25EC57B.png" manifest:media-type="image/png"/>
  <manifest:file-entry manifest:full-path="Pictures/1000000100000500000002D0CD8AF306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4cm" svg:y="2.25cm" presentation:class="title">
          <draw:text-box>
            <text:p>MyClub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Customiz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Instal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ownload: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4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5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7:06:36.992820230</meta:creation-date>
    <meta:editing-duration>PT2H12M50S</meta:editing-duration>
    <meta:editing-cycles>2</meta:editing-cycles>
    <meta:generator>LibreOffice/24.2.7.2$Linux_X86_64 LibreOffice_project/420$Build-2</meta:generator>
    <dc:title>Blueprint Plans</dc:title>
    <dc:date>2025-04-09T19:29:56.134667935</dc:date>
    <meta:document-statistic meta:object-count="67"/>
  </office:meta>
</office:document-meta>
</file>